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E00000000F0DA60F23A.png" manifest:media-type="image/png"/>
  <manifest:file-entry manifest:full-path="Pictures/100000010000073A00000258600905C9.png" manifest:media-type="image/png"/>
  <manifest:file-entry manifest:full-path="Pictures/100000010000073A00000258755482C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er4" svg:width="22.252cm" svg:height="6.161cm" draw:transform="rotate (-3.14159265358979) translate (21.009cm 12.951cm)">
          <draw:image xlink:href="Pictures/100000010000073A00000258755482C5.png" xlink:type="simple" xlink:show="embed" xlink:actuate="onLoad" draw:mime-type="image/png">
            <text:p/>
          </draw:image>
        </draw:frame>
        <draw:frame draw:style-name="gr2" draw:text-style-name="P1" draw:layer="layout" svg:width="21.515cm" svg:height="6.161cm" svg:x="-0.604cm" svg:y="0.689cm">
          <draw:image xlink:href="Pictures/100000010000073A00000258600905C9.png" xlink:type="simple" xlink:show="embed" xlink:actuate="onLoad" draw:mime-type="image/png">
            <text:p/>
          </draw:image>
        </draw:frame>
        <draw:frame draw:style-name="gr2" draw:text-style-name="P1" draw:layer="layout" svg:width="18.999cm" svg:height="1.271cm" svg:x="1.15cm" svg:y="6.179cm">
          <draw:image xlink:href="Pictures/1000000000000E00000000F0DA60F23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9T14:17:32.100877577</meta:creation-date>
    <meta:editing-duration>PT9M34S</meta:editing-duration>
    <meta:editing-cycles>2</meta:editing-cycles>
    <meta:generator>LibreOffice/7.6.5.2$Linux_X86_64 LibreOffice_project/60$Build-2</meta:generator>
    <dc:date>2024-05-19T14:27:00.998623357</dc:date>
    <meta:document-statistic meta:object-count="3"/>
  </office:meta>
</office:document-meta>
</file>